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995" officeooo:paragraph-rsid="00013995"/>
    </style:style>
    <style:style style:name="P2" style:family="paragraph" style:parent-style-name="Standard">
      <style:text-properties officeooo:rsid="0001faff" officeooo:paragraph-rsid="0001faff"/>
    </style:style>
    <style:style style:name="P3" style:family="paragraph" style:parent-style-name="Standard">
      <style:text-properties officeooo:rsid="0002c254" officeooo:paragraph-rsid="0002c254"/>
    </style:style>
    <style:style style:name="P4" style:family="paragraph" style:parent-style-name="Standard">
      <style:text-properties officeooo:rsid="00034322" officeooo:paragraph-rsid="0002c254"/>
    </style:style>
    <style:style style:name="P5" style:family="paragraph" style:parent-style-name="Standard">
      <style:text-properties officeooo:rsid="0004b942" officeooo:paragraph-rsid="0002c254"/>
    </style:style>
    <style:style style:name="P6" style:family="paragraph" style:parent-style-name="Standard">
      <style:text-properties officeooo:rsid="0006264f" officeooo:paragraph-rsid="0006264f"/>
    </style:style>
    <style:style style:name="P7" style:family="paragraph" style:parent-style-name="Standard">
      <style:text-properties officeooo:rsid="000702e6" officeooo:paragraph-rsid="000702e6"/>
    </style:style>
    <style:style style:name="T1" style:family="text">
      <style:text-properties officeooo:rsid="000702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lyen api verziót használjuk?</text:p>
      <text:p text:style-name="P2">23 az jó lehet.</text:p>
      <text:p text:style-name="P3">Streamelési dolgokat nem activitk-hez kell kötni hanem service-hez</text:p>
      <text:p text:style-name="P4">bind parancs-al rácsatlakozni a service-re a valami dolgot</text:p>
      <text:p text:style-name="P4"/>
      <text:p text:style-name="P5">Bluetooth hangszórók</text:p>
      <text:p text:style-name="P6">Több hangszóró egyszerre, <text:span text:style-name="T1">hogyan oldjuk meg?</text:span></text:p>
      <text:p text:style-name="P7">Több media player kell több hangszóróhoz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6-19T12:46:37.613000000</dc:date>
    <meta:editing-duration>PT25M24S</meta:editing-duration>
    <meta:editing-cycles>7</meta:editing-cycles>
    <meta:document-statistic meta:table-count="0" meta:image-count="0" meta:object-count="0" meta:page-count="1" meta:paragraph-count="7" meta:word-count="38" meta:character-count="274" meta:non-whitespace-character-count="243"/>
  </office:meta>
</office:document-meta>
</file>